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LAB ENVIRONMENT SETUP</text:p>
          </draw:text-box>
        </draw:frame>
        <draw:frame draw:style-name="TransBox" svg:width="31.8700cm" svg:height="5.5000cm" svg:x="1.0000cm" svg:y="2.3000cm">
          <draw:text-box>
            <text:p text:style-name="PTitleMain">Lab Environments</text:p>
          </draw:text-box>
        </draw:frame>
        <draw:frame draw:style-name="TransBox" svg:width="31.8700cm" svg:height="3.5000cm" svg:x="1.0000cm" svg:y="8.8000cm">
          <draw:text-box>
            <text:p text:style-name="PBody">Resource: Notes RHEL 10 — Configuring and managing virtualization: Official KVM/QEMU setup and VM management Red Hat Developer — Free RHEL download: No-cost RHEL 10 for lab use virt-manager project: GUI front-end for …</text:p>
          </draw:text-box>
        </draw:frame>
        <draw:frame draw:style-name="TransBox" svg:width="31.8700cm" svg:height="0.7000cm" svg:x="1.0000cm" svg:y="17.8000cm">
          <draw:text-box>
            <text:p text:style-name="PFooter">90-labs/index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What You Need</text:p>
            <text:p text:style-name="PBullet">▶  RHEL 10 Installation Media</text:p>
            <text:p text:style-name="PBullet">▶  Lab VM Conventions</text:p>
            <text:p text:style-name="PBullet">▶  Quick-Start Checklis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The labs in this guide are designed for hands-on practice in a safe, isolated environment. This section describes …</text:p>
            <text:p text:style-name="PBullet">• Configuration: Best For</text:p>
            <text:p text:style-name="PBullet">• Single-VM: Working through all chapters sequentially; most exercises</text:p>
            <text:p text:style-name="PBullet">• Multi-VM: Ansible labs, networking labs, replication, multi-node scenario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HEL 10 Installation Media</text:p>
          </draw:text-box>
        </draw:frame>
        <draw:frame draw:style-name="TransBox" svg:width="31.8700cm" svg:height="13.5500cm" svg:x="1.0000cm" svg:y="4.0000cm">
          <draw:text-box>
            <text:p text:style-name="PBullet">• Download from the Red Hat Customer Portal (subscription required) or use a free developer account:</text:p>
            <text:p text:style-name="PBullet">• Developer subscription: https://developers.redhat.com</text:p>
            <text:p text:style-name="PBullet">• ISO: Red Hat Enterprise Linux 10.x DVD ISO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ab VM Conventions</text:p>
          </draw:text-box>
        </draw:frame>
        <draw:frame draw:style-name="TransBox" svg:width="31.8700cm" svg:height="13.5500cm" svg:x="1.0000cm" svg:y="4.0000cm">
          <draw:text-box>
            <text:p text:style-name="PBullet">• Throughout the labs:</text:p>
            <text:p text:style-name="PBullet">• Convention: Value</text:p>
            <text:p text:style-name="PBullet">• Primary disk: /dev/vda</text:p>
            <text:p text:style-name="PBullet">• Network interface: ens3</text:p>
            <text:p text:style-name="PBullet">• Non-root user: student</text:p>
            <text:p text:style-name="PBullet">• Hostname (single VM): rhel10.lab.local</text:p>
            <text:p text:style-name="PBullet">• Hostname (multi-VM controller): controller.lab.local</text:p>
            <text:p text:style-name="PBullet">• Hostname (multi-VM managed nodes): node1.lab.local, node2.lab.loca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ick-Start Checklist</text:p>
          </draw:text-box>
        </draw:frame>
        <draw:frame draw:style-name="TransBox" svg:width="31.8700cm" svg:height="13.5500cm" svg:x="1.0000cm" svg:y="4.0000cm">
          <draw:text-box>
            <text:p text:style-name="PBullet">• Before starting Chapter 1:</text:p>
            <text:p text:style-name="PBullet">• [ ] RHEL 10 installed and boots successfully</text:p>
            <text:p text:style-name="PBullet">• [ ] student user created with sudo access</text:p>
            <text:p text:style-name="PBullet">• [ ] System registered (subscription-manager register) or connected to a local mirror</text:p>
            <text:p text:style-name="PBullet">• [ ] SSH key-based login working from your workstation to the VM</text:p>
            <text:p text:style-name="PBullet">• [ ] Internet or local mirror accessible for dnf</text:p>
            <text:p text:style-name="PBullet">• See Single-VM Setup for the detailed walkthrough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 Environments</text:p>
          </draw:text-box>
        </draw:frame>
        <draw:frame draw:style-name="TransBox" svg:width="31.8700cm" svg:height="13.5500cm" svg:x="1.0000cm" svg:y="4.0000cm">
          <draw:text-box>
            <text:p text:style-name="PBullet">✓  Overview: The labs in this guide are designed for hands-on practice in a safe, isolated environment. This s…</text:p>
            <text:p text:style-name="PBullet">✓  RHEL 10 Installation Media: Download from the Red Hat Customer Portal (subscription required) or use a free developer account:</text:p>
            <text:p text:style-name="PBullet">✓  Lab VM Conventions: Throughout the labs:</text:p>
            <text:p text:style-name="PBullet">✓  Quick-Start Checklist: Before starting Chapter 1: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